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c47" officeooo:paragraph-rsid="00089c47"/>
    </style:style>
    <style:style style:name="P2" style:family="paragraph" style:parent-style-name="Standard" style:list-style-name="L1">
      <style:text-properties officeooo:rsid="00089c47" officeooo:paragraph-rsid="00089c47"/>
    </style:style>
    <style:style style:name="P3" style:family="paragraph" style:parent-style-name="Standard">
      <style:text-properties officeooo:rsid="00089c47" officeooo:paragraph-rsid="000a5920"/>
    </style:style>
    <style:style style:name="P4" style:family="paragraph" style:parent-style-name="Standard" style:list-style-name="L1">
      <style:text-properties officeooo:paragraph-rsid="00089c47"/>
    </style:style>
    <style:style style:name="P5" style:family="paragraph" style:parent-style-name="Standard" style:list-style-name="L2">
      <style:text-properties officeooo:paragraph-rsid="000a5920"/>
    </style:style>
    <style:style style:name="P6" style:family="paragraph" style:parent-style-name="Standard">
      <style:text-properties officeooo:paragraph-rsid="000a5920"/>
    </style:style>
    <style:style style:name="P7" style:family="paragraph" style:parent-style-name="Standard" style:list-style-name="L4">
      <style:text-properties officeooo:rsid="000a5920" officeooo:paragraph-rsid="000a5920"/>
    </style:style>
    <style:style style:name="P8" style:family="paragraph" style:parent-style-name="Standard" style:list-style-name="L4">
      <style:text-properties officeooo:paragraph-rsid="000a5920"/>
    </style:style>
    <style:style style:name="P9" style:family="paragraph" style:parent-style-name="Standard" style:list-style-name="L4">
      <style:text-properties officeooo:rsid="000b27c9" officeooo:paragraph-rsid="000b27c9"/>
    </style:style>
    <style:style style:name="P10" style:family="paragraph" style:parent-style-name="Standard">
      <style:text-properties officeooo:rsid="000b27c9" officeooo:paragraph-rsid="000b27c9"/>
    </style:style>
    <style:style style:name="P11" style:family="paragraph" style:parent-style-name="Standard" style:list-style-name="L5">
      <style:text-properties officeooo:rsid="000b27c9" officeooo:paragraph-rsid="000b27c9"/>
    </style:style>
    <style:style style:name="P12" style:family="paragraph" style:parent-style-name="Standard" style:list-style-name="L6">
      <style:text-properties officeooo:rsid="000bc9c9" officeooo:paragraph-rsid="000bc9c9"/>
    </style:style>
    <style:style style:name="P13" style:family="paragraph" style:parent-style-name="Standard">
      <style:text-properties officeooo:rsid="000bc9c9" officeooo:paragraph-rsid="000bc9c9"/>
    </style:style>
    <style:style style:name="P14" style:family="paragraph" style:parent-style-name="Standard" style:list-style-name="L7">
      <style:text-properties officeooo:rsid="000bc9c9" officeooo:paragraph-rsid="000bc9c9"/>
    </style:style>
    <style:style style:name="T1" style:family="text">
      <style:text-properties officeooo:rsid="00089c47"/>
    </style:style>
    <style:style style:name="T2" style:family="text">
      <style:text-properties officeooo:rsid="000a5920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g post</text:p>
      <text:p text:style-name="P1">20 July 2017</text:p>
      <text:p text:style-name="P1"/>
      <text:p text:style-name="P1"><text:tab/><text:tab/><text:tab/>Impostor syndrome</text:p>
      <text:p text:style-name="P1"/>
      <text:list xml:id="list968344794875624637" text:style-name="L1">
        <text:list-item>
          <text:p text:style-name="P4"><text:span text:style-name="T1">Describe <text:s/>high -achieving individuals who are maked by an inability to internalize</text:span></text:p>
        </text:list-item>
        <text:list-item>
          <text:p text:style-name="P2">Those exhibiting the syndrome <text:s/>remain convised that are fraud <text:s/>and do not <text:s/>deserve success the have made</text:p>
        </text:list-item>
        <text:list-item>
          <text:p text:style-name="P2">prove of success is dismissed <text:s/>as luck <text:s/>deceiving oter into thinking they are more inteligent </text:p>
        </text:list-item>
      </text:list>
      <text:p text:style-name="P1"/>
      <text:p text:style-name="P3"><text:tab/><text:tab/><text:tab/><text:tab/><text:span text:style-name="T2">Backgroud</text:span></text:p>
      <text:p text:style-name="P3"/>
      <text:list xml:id="list5236232879851292223" text:style-name="L2">
        <text:list-item>
          <text:p text:style-name="P5"><text:span text:style-name="T2">Imes <text:s/>who observerd many high-achieving women tended to believe that they are not intelligent<text:tab/></text:span></text:p>
          <text:p text:style-name="P5"/>
          <text:p text:style-name="P5"><text:span text:style-name="T2"><text:tab/><text:tab/><text:tab/>Signs and symptoms</text:span></text:p>
        </text:list-item>
      </text:list>
      <text:p text:style-name="P6"/>
      <text:list xml:id="list371560351919830833" text:style-name="L4">
        <text:list-item>
          <text:p text:style-name="P8"><text:span text:style-name="T2">overworking </text:span></text:p>
        </text:list-item>
        <text:list-item>
          <text:p text:style-name="P7">perfectionism</text:p>
        </text:list-item>
        <text:list-item>
          <text:p text:style-name="P7">fear of failure</text:p>
        </text:list-item>
        <text:list-item>
          <text:p text:style-name="P9">gifted women use <text:s/>thwir charm <text:s/>to gain approval <text:s/>and purpose for supervisors to increase their abilities of confidence</text:p>
        </text:list-item>
        <text:list-item>
          <text:p text:style-name="P9">they their ability my be rejected by athers</text:p>
        </text:list-item>
      </text:list>
      <text:p text:style-name="P10"><text:tab/><text:tab/><text:tab/><text:tab/>Therapy</text:p>
      <text:list xml:id="list327482237139792697" text:style-name="L5">
        <text:list-item>
          <text:p text:style-name="P11"><text:s/>allow the person <text:s/>to organize <text:s/>their thoughts in writing</text:p>
        </text:list-item>
        <text:list-item>
          <text:p text:style-name="P11">emotional learning requires a person to act <text:s/>and respond <text:s/>with certain behaviours,mood,feelings or believes</text:p>
          <text:p text:style-name="P11"/>
        </text:list-item>
      </text:list>
      <text:p text:style-name="P10"><text:tab/><text:tab/><text:tab/><text:tab/>Demograpics</text:p>
      <text:list xml:id="list3114786087115100704" text:style-name="L6">
        <text:list-item>
          <text:p text:style-name="P12">They dout their abilities and think that their skill were not allowed be hired</text:p>
        </text:list-item>
      </text:list>
      <text:p text:style-name="P13"><text:tab/><text:tab/><text:tab/><text:tab/></text:p>
      <text:p text:style-name="P13"><text:tab/>Shu-Ha-Ri</text:p>
      <text:list xml:id="list7742587329659905558" text:style-name="L7">
        <text:list-item>
          <text:p text:style-name="P14">describes the stages <text:s/>of learning to mastery</text:p>
        </text:list-item>
        <text:list-item>
          <text:p text:style-name="P14">when we learn or train in something <text:s/>we pass though the states of shahari</text:p>
        </text:list-item>
        <text:list-item>
          <text:p text:style-name="P14">Shu-we reapet the forms and discipline our selves</text:p>
        </text:list-item>
        <text:list-item>
          <text:p text:style-name="P14">Ha-once we have disciplined <text:s/>forms we make innovations</text:p>
        </text:list-item>
        <text:list-item>
          <text:p text:style-name="P14">ren(human)-ready to learn</text:p>
        </text:list-item>
        <text:list-item>
          <text:p text:style-name="P14">tia(sky/heaven)-no consious thought</text:p>
        </text:list-item>
        <text:list-item>
          <text:p text:style-name="P14">di(earth)-to experience <text:s/>movement at the fundamental levels proverbs..</text:p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09:04:56.865535007</meta:creation-date>
    <dc:date>2017-07-20T09:54:59.761608740</dc:date>
    <meta:editing-duration>PT6M19S</meta:editing-duration>
    <meta:editing-cycles>1</meta:editing-cycles>
    <meta:document-statistic meta:table-count="0" meta:image-count="0" meta:object-count="0" meta:page-count="1" meta:paragraph-count="31" meta:word-count="214" meta:character-count="1305" meta:non-whitespace-character-count="1096"/>
    <meta:generator>LibreOffice/5.1.4.2$Linux_X86_64 LibreOffice_project/10m0$Build-2</meta:generator>
  </office:meta>
</office:document-meta>
</file>